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, sans-serif"/>
    <style:font-face style:name="HandelGothicEF" svg:font-family="HandelGothicE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 Narrow1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30%" fo:text-align="center" style:justify-single-word="false"/>
      <style:text-properties fo:font-variant="small-caps" style:font-name="Arial Narrow1" fo:font-size="14pt" fo:letter-spacing="0.141cm" fo:language="de" fo:country="DE" style:shadow="none"/>
    </style:style>
    <style:style style:name="P2" style:family="paragraph" style:parent-style-name="Text_20_body">
      <style:paragraph-properties fo:line-height="130%" fo:text-align="center" style:justify-single-word="false"/>
      <style:text-properties fo:font-variant="small-caps" style:font-name="Arial Narrow1" fo:font-size="14pt" fo:letter-spacing="0.141cm" fo:language="de" fo:country="DE"/>
    </style:style>
    <style:style style:name="P3" style:family="paragraph" style:parent-style-name="Text_20_body">
      <style:paragraph-properties fo:line-height="130%" fo:text-align="center" style:justify-single-word="false"/>
      <style:text-properties style:font-name="Arial Narrow" fo:language="de" fo:country="DE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Arial Narrow" fo:language="de" fo:country="DE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Arial Narrow" fo:language="de" fo:country="DE" officeooo:paragraph-rsid="0012ba1a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margin-left="0cm" fo:margin-right="0cm" fo:margin-top="0.423cm" fo:margin-bottom="0.423cm" loext:contextual-spacing="false" fo:line-height="130%" fo:text-align="center" style:justify-single-word="false" fo:text-indent="0cm" style:auto-text-indent="false"/>
      <style:text-properties fo:font-variant="small-caps" style:font-name="Arial Black" fo:font-size="16pt" fo:language="de" fo:country="DE" fo:font-weight="bold" officeooo:rsid="0012170c" officeooo:paragraph-rsid="0012170c"/>
    </style:style>
    <style:style style:name="P8" style:family="paragraph" style:parent-style-name="Text_20_body">
      <style:paragraph-properties fo:margin-left="0cm" fo:margin-right="0cm" fo:margin-top="0.423cm" fo:margin-bottom="0.423cm" loext:contextual-spacing="false" fo:line-height="100%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/>
      <style:text-properties style:font-name="Arial Narrow" fo:language="de" fo:country="DE" fo:font-weight="bold" officeooo:rsid="0012170c" officeooo:paragraph-rsid="0012170c"/>
    </style:style>
    <style:style style:name="P10" style:family="paragraph" style:parent-style-name="Text_20_body">
      <style:paragraph-properties fo:margin-top="0cm" fo:margin-bottom="0.423cm" loext:contextual-spacing="false" fo:line-height="100%" fo:text-align="center" style:justify-single-word="false"/>
      <style:text-properties style:font-name="Arial Narrow" fo:language="de" fo:country="DE"/>
    </style:style>
    <style:style style:name="P11" style:family="paragraph" style:parent-style-name="Text_20_body">
      <style:paragraph-properties fo:line-height="130%" fo:text-align="center" style:justify-single-word="false" fo:padding="0.049cm" fo:border-left="none" fo:border-right="none" fo:border-top="none" fo:border-bottom="0.06pt solid #000000" style:shadow="none"/>
      <style:text-properties fo:font-variant="small-caps" fo:padding-left="0cm" fo:padding-right="0cm" fo:padding-top="0cm" fo:padding-bottom="0.049cm" fo:border-left="none" fo:border-right="none" fo:border-top="none" fo:border-bottom="0.99pt solid #000000"/>
    </style:style>
    <style:style style:name="P12" style:family="paragraph" style:parent-style-name="Text_20_body">
      <style:paragraph-properties fo:line-height="100%" style:shadow="none"/>
    </style:style>
    <style:style style:name="P13" style:family="paragraph" style:parent-style-name="Text_20_body">
      <style:paragraph-properties fo:line-height="100%" fo:text-align="center" style:justify-single-word="false"/>
      <style:text-properties fo:font-variant="small-caps" fo:color="#000000" style:font-name="Arial Narrow1" fo:font-size="14pt" fo:letter-spacing="0.141cm" fo:language="de" fo:country="DE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Arial Narrow" fo:language="de" fo:country="DE"/>
    </style:style>
    <style:style style:name="T1" style:family="text">
      <style:text-properties fo:font-weight="bold" officeooo:rsid="0012170c"/>
    </style:style>
    <style:style style:name="T2" style:family="text">
      <style:text-properties fo:font-variant="small-caps" style:font-name="Arial Narrow" fo:language="de" fo:country="DE"/>
    </style:style>
    <style:style style:name="T3" style:family="text">
      <style:text-properties fo:font-variant="small-caps" style:font-name="Arial Black1" fo:font-size="16pt" fo:language="de" fo:country="DE" fo:font-weight="bold"/>
    </style:style>
    <style:style style:name="T4" style:family="text">
      <style:text-properties fo:font-variant="small-caps" style:font-name="Arial Narrow1" fo:font-size="16pt" fo:letter-spacing="0.035cm" fo:language="de" fo:country="DE" fo:font-weight="bold" style:font-weight-asian="bold" style:font-weight-complex="bold"/>
    </style:style>
    <style:style style:name="T5" style:family="text">
      <style:text-properties fo:font-variant="small-caps" style:font-name="Arial Narrow1" fo:font-size="16pt" fo:letter-spacing="0.035cm" fo:language="de" fo:country="DE" fo:font-weight="bold" officeooo:rsid="0012170c" style:font-weight-asian="bold" style:font-weight-complex="bold"/>
    </style:style>
    <style:style style:name="T6" style:family="text">
      <style:text-properties style:font-name="Arial Narrow" fo:language="de" fo:country="DE"/>
    </style:style>
    <style:style style:name="T7" style:family="text">
      <style:text-properties officeooo:rsid="0012170c"/>
    </style:style>
    <style:style style:name="T8" style:family="text">
      <style:text-properties officeooo:rsid="0012ba1a"/>
    </style:style>
    <style:style style:name="T9" style:family="text">
      <style:text-properties fo:font-size="12pt"/>
    </style:style>
    <style:style style:name="T10" style:family="text">
      <style:text-properties officeooo:rsid="00132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tholisch-Theologische Privatuniversität Linz</text:p>
      <text:p text:style-name="P11"/>
      <text:p text:style-name="P13">Institut für Kunstwissenschaft und Philosophie </text:p>
      <text:p text:style-name="P2">ad instar facultatis</text:p>
      <text:p text:style-name="P12"/>
      <text:p text:style-name="P4"><text:span text:style-name="T8">##geschlecht </text:span>Der ordentliche Studierende unserer Fakultät</text:p>
      <text:p text:style-name="P7">##titel ##name</text:p>
      <text:p text:style-name="P4"><text:span text:style-name="T10">##</text:span>geboren am 12. Dezember 1989 in Linz,</text:p>
      <text:p text:style-name="P4">hat den im Studienplan des <text:span text:style-name="T10">##</text:span>Institutes für Kunstwissenschaft und Philosophie </text:p>
      <text:p text:style-name="P3">der Katholisch-Theologischen Privatuniversität Linz</text:p>
      <text:p text:style-name="P3">festgelegten <text:span text:style-name="T10">##</text:span>kunstwissenschaftlich-philosophischen Bachelorstudiengang absolviert.</text:p>
      <text:p text:style-name="P6"/>
      <text:p text:style-name="P5">Die <text:span text:style-name="T8">##</text:span><text:span text:style-name="T9">Bachelorprüfung </text:span>wurde am <text:span text:style-name="T7">##datumAbschlussprüfung</text:span> mit der Note <text:span text:style-name="T1">##Note</text:span> abgelegt.</text:p>
      <text:p text:style-name="P4">Die <text:span text:style-name="T7">##</text:span>Bakkalaureatsarbeit aus dem Fach <text:span text:style-name="T7">##</text:span>Katechetik/Religionspädagogik mit dem Titel</text:p>
      <text:p text:style-name="P9">##Titel Arbeit</text:p>
      <text:p text:style-name="P4">wurde mit der Note <text:span text:style-name="T1">##noteArbeit</text:span> bewertet.</text:p>
      <text:p text:style-name="P4">Hiermit sind alle Erfordernisse zur Erlangung des akademischen Grades erfüllt.</text:p>
      <text:p text:style-name="P6"/>
      <text:p text:style-name="P4">In Anwesenheit des <text:span text:style-name="T7">##</text:span>Rektors Univ.-Prof. Dr. Ewald Volgger OT</text:p>
      <text:p text:style-name="P10">wurde dem Kandidaten vom <text:span text:style-name="T7">##</text:span>Promotor Univ.-Prof. Dr. Florian Uhl</text:p>
      <text:p text:style-name="P4">der akademische Grad</text:p>
      <text:p text:style-name="P8"><text:span text:style-name="T5">##</text:span><text:span text:style-name="T4">Bakkalaureus der Religionspädagogik</text:span><text:span text:style-name="T3"> </text:span><text:span text:style-name="T2">(</text:span><text:span text:style-name="T6">abgekürzt Bacc. rel. paed.)</text:span></text:p>
      <text:p text:style-name="P4">verliehen.</text:p>
      <text:p text:style-name="P6"/>
      <text:p text:style-name="P4">Linz, am 22. Juni 2013</text:p>
      <text:p text:style-name="P6"/>
      <text:p text:style-name="P6"/>
      <text:p text:style-name="P6"/>
      <text:p text:style-name="P6"/>
      <text:p text:style-name="P6"/>
      <text:p text:style-name="P4">Promotor                                         Rektor                                         Studiendeka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, sans-serif"/>
    <style:font-face style:name="HandelGothicEF" svg:font-family="HandelGothicE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 Narrow1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4S</meta:editing-duration>
    <meta:editing-cycles>5</meta:editing-cycles>
    <meta:generator>LibreOffice/4.3.1.2$Windows_x86 LibreOffice_project/958349dc3b25111dbca392fbc281a05559ef6848</meta:generator>
    <dc:date>2015-02-18T12:01:23.278000000</dc:date>
    <meta:document-statistic meta:table-count="0" meta:image-count="0" meta:object-count="0" meta:page-count="1" meta:paragraph-count="21" meta:word-count="118" meta:character-count="1089" meta:non-whitespace-character-count="910"/>
    <meta:user-defined meta:name="Info 1"/>
    <meta:user-defined meta:name="Info 2"/>
    <meta:user-defined meta:name="Info 3"/>
    <meta:user-defined meta:name="Info 4"/>
  </office:meta>
</office:document-meta>
</file>